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left" draw:textarea-vertical-align="top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end="Arrow" draw:marker-end-width="0.508cm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508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8.92cm" svg:height="13.843cm" svg:x="23.008cm" svg:y="5.318cm">
            <text:p text:style-name="P1">prevLocation: vector2</text:p>
            <text:p text:style-name="P1">location: vector2</text:p>
            <text:p text:style-name="P1">velocityVector: vector3</text:p>
            <text:p text:style-name="P1">carryingFood: bool</text:p>
            <text:p text:style-name="P1">walkDirectlyHome: bool</text:p>
            <text:p text:style-name="P1">viewRange: number</text:p>
            <text:p text:style-name="P1">viewRangeLandmarks: number</text:p>
            <text:p text:style-name="P1">nearestLandmark: Landmark</text:p>
            <text:p text:style-name="P1">stepsToFollow: number</text:p>
            <text:p text:style-name="P1">globalVector: vector2</text:p>
            <text:p text:style-name="P1">phi: number</text:p>
            <text:p text:style-name="P1">lookingFor: string</text:p>
            <text:p text:style-name="P1">startangle: number</text:p>
            <text:p text:style-name="P1">maxDistance: number</text:p>
            <text:p text:style-name="P1">lostPosition: bool</text:p>
            <text:p text:style-name="P1">searchRadiustimer: number</text:p>
            <text:p text:style-name="P1">TimerWError: number</text:p>
            <text:p text:style-name="P1">livingTime: number</text:p>
            <text:p text:style-name="P1">nearestFoodSourceLocation: vector2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8.924cm" svg:height="1.171cm" svg:x="23.004cm" svg:y="4.175cm">
            <text:p text:style-name="P2"><text:span text:style-name="T1">Ant.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8.923cm" svg:height="7.41cm" svg:x="23.005cm" svg:y="19.117cm">
            <text:p text:style-name="P1">Ant(): Ant[]</text:p>
            <text:p text:style-name="P1">performStep(ground: Ground; dt: number): [Ant, Ground]</text:p>
            <text:p text:style-name="P1">stepStraightTo(point: vector2, dt: number): Ant</text:p>
            <text:p text:style-name="P1">takeRandomStep(dt: number): Ant</text:p>
            <text:p text:style-name="P1">returnHomeUsingPathIntegrator(ground: Ground, dt: number): Ant</text:p>
            <text:p text:style-name="P1">lookAround(center: vector2, dt: number): Ant</text:p>
            <text:p text:style-name="P1">updateLocation(dt: number): Ant</text:p>
            <text:p text:style-name="P1">updateGlobalVector(ground: Ground): Ant</text:p>
            <text:p text:style-name="P1">updateNearestFoodSource(ground: Ground): Ant</text:p>
            <text:p text:style-name="P1">setUp(ground: Ground): An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6.776cm" svg:height="3.81cm" svg:x="3.196cm" svg:y="5.666cm">
            <text:p text:style-name="P1">nestLocation: vector2</text:p>
            <text:p text:style-name="P1">foodSourceLocations: vector2[]</text:p>
            <text:p text:style-name="P1">ants: Ant[]</text:p>
            <text:p text:style-name="P1">landmarks: Landmark[]</text:p>
            <text:p text:style-name="P1">timeLapseFactor: number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6.78cm" svg:height="1.171cm" svg:x="3.192cm" svg:y="4.523cm">
            <text:p text:style-name="P2"><text:span text:style-name="T1">Ground.m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6.779cm" svg:height="4.616cm" svg:x="3.193cm" svg:y="9.465cm">
            <text:p text:style-name="P1">spawnFoodSource(x: number, y: number): Ground</text:p>
            <text:p text:style-name="P1">collectFoodSource(foodSourceLocation: vector2): Ground</text:p>
            <text:p text:style-name="P1">getLandmarksInRange(ant: Ant): Landmark[]</text:p>
            <text:p text:style-name="P1">getNearestLandmark(ant: Ant): Landmark</text:p>
            <text:p text:style-name="P1">isLocationAtNest(loc: vector2): bool</text:p>
            <text:p text:style-name="P1">isLocationAtFoodSource(loc: vector2): bool</text:p>
            <text:p text:style-name="P1"/>
            <text:p text:style-name="P1"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draw:layer="layout" svg:width="11.936cm" svg:height="2.402cm" svg:x="6.243cm" svg:y="18.78cm">
            <text:p text:style-name="P1">location: vector2</text:p>
            <text:p text:style-name="P1">direction: vector2</text:p>
            <text:p text:style-name="P1">status: number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1.939cm" svg:height="1.171cm" svg:x="6.24cm" svg:y="17.637cm">
            <text:p text:style-name="P2"><text:span text:style-name="T1">Landmark.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11.938cm" svg:height="1.778cm" svg:x="6.241cm" svg:y="21.179cm">
            <text:p text:style-name="P1">Landmark(): Landmark[]</text:p>
            <text:p text:style-name="P1">setUp(x: number, y: number): Landmark</text:p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draw:line-skew="2.669cm" svg:x1="2.31cm" svg:y1="8.188cm" svg:x2="8.925cm" svg:y2="17.175cm" svg:d="m2310 8188v7163h6615v1824">
          <text:p/>
        </draw:connector>
        <draw:connector draw:style-name="gr3" draw:text-style-name="P3" draw:layer="layout" draw:line-skew="5.967cm" svg:x1="2.77cm" svg:y1="14.507cm" svg:x2="14.793cm" svg:y2="17.27cm" svg:d="m2770 14507h11979v2763h44">
          <text:p/>
        </draw:connector>
        <draw:line draw:style-name="gr4" draw:text-style-name="P3" draw:layer="layout" svg:x1="2.772cm" svg:y1="14.501cm" svg:x2="2.772cm" svg:y2="12.088cm">
          <text:p/>
        </draw:line>
        <draw:connector draw:style-name="gr3" draw:text-style-name="P3" draw:layer="layout" draw:line-skew="4.957cm" svg:x1="2.575cm" svg:y1="14.779cm" svg:x2="12.435cm" svg:y2="17.157cm" svg:d="m2575 14779h9888v2378h-28">
          <text:p/>
        </draw:connector>
        <draw:line draw:style-name="gr4" draw:text-style-name="P3" draw:layer="layout" svg:x1="2.571cm" svg:y1="14.78cm" svg:x2="2.557cm" svg:y2="11.541cm">
          <text:p/>
        </draw:line>
        <draw:line draw:style-name="gr4" draw:text-style-name="P3" draw:layer="layout" svg:x1="2.303cm" svg:y1="8.197cm" svg:x2="3.192cm" svg:y2="8.197cm">
          <text:p/>
        </draw:line>
        <draw:line draw:style-name="gr4" draw:text-style-name="P3" draw:layer="layout" svg:x1="2.557cm" svg:y1="11.541cm" svg:x2="3.192cm" svg:y2="11.541cm">
          <text:p/>
        </draw:line>
        <draw:line draw:style-name="gr4" draw:text-style-name="P3" draw:layer="layout" svg:x1="2.769cm" svg:y1="12.07cm" svg:x2="3.15cm" svg:y2="12.07cm">
          <text:p/>
        </draw:line>
        <draw:connector draw:style-name="gr5" draw:text-style-name="P3" draw:layer="layout" draw:line-skew="-12.202cm" svg:x1="22.303cm" svg:y1="3.34cm" svg:x2="5.183cm" svg:y2="18.437cm" svg:d="m22303 3340h-20762v15097h3642">
          <text:p/>
        </draw:connector>
        <draw:line draw:style-name="gr4" draw:text-style-name="P3" draw:layer="layout" svg:x1="22.312cm" svg:y1="3.343cm" svg:x2="22.312cm" svg:y2="10.709cm">
          <text:p/>
        </draw:line>
        <draw:line draw:style-name="gr4" draw:text-style-name="P3" draw:layer="layout" svg:x1="22.72cm" svg:y1="10.689cm" svg:x2="22.339cm" svg:y2="10.689cm">
          <text:p/>
        </draw:line>
        <draw:line draw:style-name="gr6" draw:text-style-name="P3" draw:layer="layout" svg:x1="21.48cm" svg:y1="5.191cm" svg:x2="20.083cm" svg:y2="5.191cm">
          <text:p/>
        </draw:line>
        <draw:line draw:style-name="gr4" draw:text-style-name="P3" draw:layer="layout" svg:x1="21.48cm" svg:y1="5.191cm" svg:x2="21.353cm" svg:y2="20.431cm">
          <text:p/>
        </draw:line>
        <draw:line draw:style-name="gr4" draw:text-style-name="P3" draw:layer="layout" svg:x1="21.353cm" svg:y1="20.431cm" svg:x2="22.877cm" svg:y2="20.4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991cm" fo:margin-right="1cm" fo:page-width="42.012cm" fo:page-height="59.4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Werner</meta:initial-creator>
    <meta:creation-date>2015-11-27T15:23:29</meta:creation-date>
    <dc:date>2015-11-27T16:23:47</dc:date>
    <dc:creator>Dominik Werner</dc:creator>
    <meta:editing-duration>PT56M21S</meta:editing-duration>
    <meta:editing-cycles>6</meta:editing-cycles>
    <meta:generator>LibreOffice/3.5$Linux_X86_64 LibreOffice_project/350m1$Build-2</meta:generator>
    <meta:document-statistic meta:object-count="26"/>
  </office:meta>
</office:document-meta>
</file>